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officeooo:paragraph-rsid="00469e73"/>
    </style:style>
    <style:style style:name="P10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09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23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3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3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4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44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45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46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4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4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5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5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5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5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5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56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66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67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fo:font-size="12pt" officeooo:rsid="005b1080" style:font-size-asian="10.5pt" style:font-size-complex="12pt"/>
    </style:style>
    <style:style style:name="T36" style:family="text">
      <style:text-properties fo:font-size="12pt" officeooo:rsid="005c2d08" style:font-size-asian="10.5pt" style:font-size-complex="12pt"/>
    </style:style>
    <style:style style:name="T37" style:family="text">
      <style:text-properties fo:font-size="12pt" officeooo:rsid="005cf306" style:font-size-asian="10.5pt" style:font-size-complex="12pt"/>
    </style:style>
    <style:style style:name="T38" style:family="text">
      <style:text-properties fo:font-size="12pt" officeooo:rsid="00619e73" style:font-size-asian="10.5pt" style:font-size-complex="12pt"/>
    </style:style>
    <style:style style:name="T39" style:family="text">
      <style:text-properties fo:font-size="12pt" officeooo:rsid="00637d9f" style:font-size-asian="10.5pt" style:font-size-complex="12pt"/>
    </style:style>
    <style:style style:name="T40" style:family="text">
      <style:text-properties fo:font-size="12pt" officeooo:rsid="0066a172" style:font-size-asian="10.5pt" style:font-size-complex="12pt"/>
    </style:style>
    <style:style style:name="T41" style:family="text">
      <style:text-properties fo:font-size="12pt" officeooo:rsid="00683a17" style:font-size-asian="10.5pt" style:font-size-complex="12pt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officeooo:rsid="00469e73"/>
    </style:style>
    <style:style style:name="T44" style:family="text">
      <style:text-properties officeooo:rsid="0046e4b3"/>
    </style:style>
    <style:style style:name="T45" style:family="text">
      <style:text-properties officeooo:rsid="00486edb"/>
    </style:style>
    <style:style style:name="T46" style:family="text">
      <style:text-properties officeooo:rsid="004a7bfc"/>
    </style:style>
    <style:style style:name="T47" style:family="text">
      <style:text-properties officeooo:rsid="004b7e53"/>
    </style:style>
    <style:style style:name="T48" style:family="text">
      <style:text-properties officeooo:rsid="005039e1"/>
    </style:style>
    <style:style style:name="T49" style:family="text">
      <style:text-properties officeooo:rsid="00527044"/>
    </style:style>
    <style:style style:name="T50" style:family="text">
      <style:text-properties officeooo:rsid="0054517a"/>
    </style:style>
    <style:style style:name="T51" style:family="text">
      <style:text-properties officeooo:rsid="00546cea"/>
    </style:style>
    <style:style style:name="T52" style:family="text">
      <style:text-properties officeooo:rsid="0055bf67"/>
    </style:style>
    <style:style style:name="T53" style:family="text">
      <style:text-properties officeooo:rsid="004c20d1"/>
    </style:style>
    <style:style style:name="T54" style:family="text">
      <style:text-properties officeooo:rsid="00591212"/>
    </style:style>
    <style:style style:name="T55" style:family="text">
      <style:text-properties officeooo:rsid="005b1080"/>
    </style:style>
    <style:style style:name="T56" style:family="text">
      <style:text-properties officeooo:rsid="005c2d08"/>
    </style:style>
    <style:style style:name="T57" style:family="text">
      <style:text-properties officeooo:rsid="005f2823"/>
    </style:style>
    <style:style style:name="T58" style:family="text">
      <style:text-properties officeooo:rsid="0059c8de"/>
    </style:style>
    <style:style style:name="T59" style:family="text">
      <style:text-properties officeooo:rsid="00638079"/>
    </style:style>
    <style:style style:name="T60" style:family="text">
      <style:text-properties officeooo:rsid="0066a1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0"/>
      <text:p text:style-name="P20">Presentació assignatura</text:p>
      <text:p text:style-name="P30">Comentem web assignatura</text:p>
      <text:p text:style-name="P43">Comentem unitats </text:p>
      <text:list xml:id="list3893548963638189838" text:style-name="L1">
        <text:list-item>
          <text:p text:style-name="P129"><text:a xlink:type="simple" xlink:href="https://paulinoposada.github.io/web_e/web_e_2425/documents/apunts/unitat_1_ley_ohm/e_apunts_ud_1_1_gs.pdf">1.1 Circuit elèctric</text:a></text:p>
        </text:list-item>
        <text:list-item>
          <text:p text:style-name="P129"><text:a xlink:type="simple" xlink:href="https://paulinoposada.github.io/web_e/web_e_2425/documents/apunts/unitat_1_ley_ohm/e_apunts_ud_1_2_gs.pdf">1.2 Llei d'ohm</text:a></text:p>
        </text:list-item>
        <text:list-item>
          <text:p text:style-name="P129"><text:a xlink:type="simple" xlink:href="https://paulinoposada.github.io/web_e/web_e_2425/documents/apunts/unitat_2_seguridad/e_apunts_ud_2_1_gs.pdf">2 Seguretat</text:a></text:p>
        </text:list-item>
        <text:list-item>
          <text:p text:style-name="P129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30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0"/>
      <text:p text:style-name="P30"/>
      <text:p text:style-name="P3">Di<text:span text:style-name="T3">jous</text:span><text:tab/><text:tab/><text:tab/><text:tab/>2<text:span text:style-name="T3">6</text:span>/09/2<text:span text:style-name="T1">4</text:span></text:p>
      <text:p text:style-name="P21"/>
      <text:p text:style-name="P31">Comentem </text:p>
      <text:list xml:id="list7696448574283662072" text:style-name="L2">
        <text:list-item>
          <text:p text:style-name="P131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4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31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4"/>
      <text:p text:style-name="P44"/>
      <text:p text:style-name="P4">Di<text:span text:style-name="T5">vendres</text:span><text:tab/><text:tab/><text:tab/>2<text:span text:style-name="T5">7</text:span>/09/2<text:span text:style-name="T1">4</text:span></text:p>
      <text:p text:style-name="P22"/>
      <text:p text:style-name="P32">Comentem </text:p>
      <text:list xml:id="list211526011541857" text:continue-numbering="true" text:style-name="L2">
        <text:list-item>
          <text:p text:style-name="P132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0"/>
      <text:p text:style-name="P50"/>
      <text:p text:style-name="P50"/>
      <text:p text:style-name="P50"/>
      <text:p text:style-name="P50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2"/>
      <text:p text:style-name="P45">Comentem <text:s/></text:p>
      <text:list xml:id="list211524398995140" text:continue-list="list3893548963638189838" text:style-name="L1">
        <text:list-item>
          <text:p text:style-name="P133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34">Programa de simulació Cade Simu</text:p>
        </text:list-item>
      </text:list>
      <text:p text:style-name="P32"/>
      <text:p text:style-name="P32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2"/>
      <text:p text:style-name="P32">Comentem </text:p>
      <text:list xml:id="list8379662941813096921" text:style-name="L3">
        <text:list-item>
          <text:p text:style-name="P14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4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48">Baixem al taller i comentem connexió font d'alimentació de PC que utilitzarem per les pràctiques de cc.</text:p>
          <text:p text:style-name="P149"><text:s/></text:p>
        </text:list-item>
      </text:list>
      <text:p text:style-name="P45"/>
      <text:p text:style-name="P45"/>
      <text:p text:style-name="P123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2"/>
      <text:p text:style-name="P32">Comentem </text:p>
      <text:list xml:id="list211525743642687" text:continue-numbering="true" text:style-name="L3">
        <text:list-item>
          <text:p text:style-name="P156">Baixem al taller i feim practiques amb circuits pont.</text:p>
        </text:list-item>
      </text:list>
      <text:p text:style-name="P51"/>
      <text:p text:style-name="P51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3"/>
      <text:p text:style-name="P46">Comentem <text:s/></text:p>
      <text:list xml:id="list211524860437416" text:continue-list="list211524398995140" text:style-name="L1">
        <text:list-item>
          <text:p text:style-name="P135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35"/>
        </text:list-item>
      </text:list>
      <text:p text:style-name="P33"/>
      <text:p text:style-name="P33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3"/>
      <text:p text:style-name="P33">Comentem </text:p>
      <text:list xml:id="list2942184776873060239" text:style-name="L4">
        <text:list-item>
          <text:p text:style-name="P157">Comentem pràctica Wheatstone amb dos diodes, corrent per la diagonal en els següents casos: </text:p>
          <text:p text:style-name="P157">cas 1: potenciòmetre a màxima resistència </text:p>
          <text:p text:style-name="P157">cas 2: potenciòmetre a resistència igual a R3</text:p>
          <text:p text:style-name="P157">cas 3: potenciòmetrea a mínima resistència</text:p>
        </text:list-item>
        <text:list-item>
          <text:p text:style-name="P143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57"/>
          <text:p text:style-name="P150"><text:s/></text:p>
        </text:list-item>
      </text:list>
      <text:p text:style-name="P46"/>
      <text:p text:style-name="P46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3"/>
      <text:p text:style-name="P33">Comentem </text:p>
      <text:list xml:id="list211525296437788" text:continue-numbering="true" text:style-name="L4">
        <text:list-item>
          <text:p text:style-name="P143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2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4"/>
      <text:p text:style-name="P47">Comentem <text:s/></text:p>
      <text:list xml:id="list211525098412175" text:continue-list="list211524860437416" text:style-name="L1">
        <text:list-item>
          <text:p text:style-name="P136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36"/>
        </text:list-item>
      </text:list>
      <text:p text:style-name="P34"/>
      <text:p text:style-name="P34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4"/>
      <text:p text:style-name="P34">Comentem </text:p>
      <text:list xml:id="list3828108243710726794" text:style-name="L5">
        <text:list-item>
          <text:p text:style-name="P15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5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58"/>
          <text:p text:style-name="P151"><text:s/></text:p>
        </text:list-item>
      </text:list>
      <text:p text:style-name="P47"/>
      <text:p text:style-name="P47"/>
      <text:p text:style-name="P6"/>
      <text:p text:style-name="P124">Di<text:span text:style-name="T5">vendres</text:span><text:tab/><text:tab/><text:tab/><text:span text:style-name="T8">18</text:span>/<text:span text:style-name="T6">10</text:span>/2<text:span text:style-name="T1">4</text:span></text:p>
      <text:p text:style-name="P24"/>
      <text:p text:style-name="P34">Comentem </text:p>
      <text:list xml:id="list211526000004167" text:continue-numbering="true" text:style-name="L5">
        <text:list-item>
          <text:p text:style-name="P162">Comentem <text:a xlink:type="simple" xlink:href="https://paulinoposada.github.io/web_e/web_e_2425/documents/ta.pdf">tasca 5</text:a>.</text:p>
        </text:list-item>
        <text:list-item>
          <text:p text:style-name="P16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5"/>
      <text:p text:style-name="P55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5"/>
      <text:p text:style-name="P48">Comentem <text:s/></text:p>
      <text:list xml:id="list211525711197154" text:continue-list="list211525098412175" text:style-name="L1">
        <text:list-item>
          <text:p text:style-name="P161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37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37"/>
        </text:list-item>
      </text:list>
      <text:p text:style-name="P35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5"/>
      <text:list xml:id="list8461114966923575964" text:style-name="L6">
        <text:list-item>
          <text:p text:style-name="P144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5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06"><text:span text:style-name="T18">Comencem a comentar apartat 1.2 </text:span><text:span text:style-name="T42">La derivada y ejemplos de tensiones variables </text:span><text:span text:style-name="T43">(fins pàg. 13)</text:span></text:p>
      <text:p text:style-name="P108">Comentem exercici 1.2-1</text:p>
      <text:p text:style-name="P107"/>
      <text:p text:style-name="P107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6"/>
      <text:p text:style-name="P49">Comentem <text:s/></text:p>
      <text:list xml:id="list211525468070917" text:continue-list="list211525711197154" text:style-name="L1">
        <text:list-item>
          <text:p text:style-name="P163">Treball autònom 9</text:p>
        </text:list-item>
        <text:list-item>
          <text:p text:style-name="P166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42">La derivada y ejemplos de tensiones variables</text:span></text:p>
        </text:list-item>
        <text:list-item>
          <text:p text:style-name="P138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38"/>
        </text:list-item>
      </text:list>
      <text:p text:style-name="P36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6"/>
      <text:p text:style-name="P56">Lliure triat pel centre</text:p>
      <text:list xml:id="list1394340363066733324" text:style-name="L7">
        <text:list-header>
          <text:p text:style-name="P153"><text:s/></text:p>
        </text:list-header>
      </text:list>
      <text:p text:style-name="P9">Di<text:span text:style-name="T5">vendres</text:span><text:tab/><text:tab/><text:tab/><text:span text:style-name="T44">01</text:span>/<text:span text:style-name="T6">11</text:span>/2<text:span text:style-name="T1">4</text:span></text:p>
      <text:p text:style-name="P9"/>
      <text:p text:style-name="P56">Tots Sants</text:p>
      <text:p text:style-name="P9"/>
      <text:p text:style-name="P109"/>
      <text:p text:style-name="P109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7"/>
      <text:p text:style-name="P57"><text:a xlink:type="simple" xlink:href="https://paulinoposada.github.io/web_e/web_e_2425/documents/examens/241106_ome_map33a_examen_sol.pdf">Examen</text:a></text:p>
      <text:list xml:id="list211525811999480" text:continue-list="list211525468070917" text:style-name="L1">
        <text:list-header>
          <text:p text:style-name="P139"/>
        </text:list-header>
      </text:list>
      <text:p text:style-name="P37"/>
      <text:p text:style-name="P10"/>
      <text:p text:style-name="P125">Di<text:span text:style-name="T3">jous</text:span><text:tab/><text:tab/><text:tab/><text:tab/><text:span text:style-name="T45">07</text:span>/<text:span text:style-name="T6">11</text:span>/2<text:span text:style-name="T1">4</text:span></text:p>
      <text:p text:style-name="P37"/>
      <text:list xml:id="list8757439835062830817" text:style-name="L8">
        <text:list-item>
          <text:p text:style-name="P145"><text:span text:style-name="T45">Comentem solució de l'</text:span><text:a xlink:type="simple" xlink:href="https://paulinoposada.github.io/web_e/web_e_2425/documents/examens/241106_ome_map33a_examen_sol.pdf"><text:span text:style-name="T45">examen</text:span></text:a><text:span text:style-name="T45">.</text:span></text:p>
          <text:p text:style-name="P154"><text:s/></text:p>
        </text:list-item>
      </text:list>
      <text:p text:style-name="P10"/>
      <text:p text:style-name="P10">Di<text:span text:style-name="T5">vendres</text:span><text:tab/><text:tab/><text:tab/><text:span text:style-name="T45">08</text:span>/<text:span text:style-name="T6">11</text:span>/2<text:span text:style-name="T1">4</text:span></text:p>
      <text:p text:style-name="P10"/>
      <text:p text:style-name="P109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110"/>
      <text:p text:style-name="P110"/>
      <text:p text:style-name="P110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8"/>
      <text:p text:style-name="P59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11525058394369" text:continue-list="list211525811999480" text:style-name="L1">
        <text:list-header>
          <text:p text:style-name="P140"/>
        </text:list-header>
      </text:list>
      <text:p text:style-name="P38"/>
      <text:p text:style-name="P11">Di<text:span text:style-name="T3">jous</text:span><text:tab/><text:tab/><text:tab/><text:tab/><text:span text:style-name="T46">14</text:span>/<text:span text:style-name="T6">11</text:span>/2<text:span text:style-name="T1">4</text:span></text:p>
      <text:p text:style-name="P58"/>
      <text:p text:style-name="P58"><text:span text:style-name="T47">Comentat treball </text:span><text:a xlink:type="simple" xlink:href="https://paulinoposada.github.io/web_e/web_e_2425/documents/ta/ta_09.pdf"><text:span text:style-name="T47">autonom 9</text:span></text:a><text:span text:style-name="T47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1">Terminat de comentar l'apartat 1.3 Capacidad de un condensador. </text:p>
      <text:p text:style-name="P62">Comentat apartat 1.4 Conexión serie/paralelo de condensadores</text:p>
      <text:p text:style-name="P63">Comentat apartat 1.5 Condensadores en la práctica</text:p>
      <text:p text:style-name="P63">Començat a comentar l'exercici 1.4-3 pàg. 36</text:p>
      <text:p text:style-name="P62"/>
      <text:list xml:id="list6255091837682246729" text:style-name="L9">
        <text:list-header>
          <text:p text:style-name="P146"/>
          <text:p text:style-name="P155"><text:s/></text:p>
        </text:list-header>
      </text:list>
      <text:p text:style-name="P11">Di<text:span text:style-name="T5">vendres</text:span><text:tab/><text:tab/><text:tab/><text:span text:style-name="T46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7">Comentat exercici <text:span text:style-name="T48">l'exercici 1.4-3 pàg. 36 </text:span>i treball <text:a xlink:type="simple" xlink:href="https://paulinoposada.github.io/web_e/web_e_2425/documents/ta/ta_11.pdf">autònom 11</text:a>.</text:p>
      <text:p text:style-name="P67"/>
      <text:p text:style-name="P67"/>
      <text:p text:style-name="P111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9"/>
      <text:p text:style-name="P72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2"/>
      <text:p text:style-name="P72">Començat amb <text:a xlink:type="simple" xlink:href="https://paulinoposada.github.io/web_e/web_e_2425/documents/apunts/unitat_6_magnetisme/e_apunts_ud_6_gs.pdf">unitat 6</text:a>.</text:p>
      <text:p text:style-name="P72">Comentat apartat 1.1 Imanes permanentes.</text:p>
      <text:p text:style-name="P73">Comentat apartat 1.<text:span text:style-name="T50">2</text:span> <text:span text:style-name="T50">Electromagnetismo</text:span>.</text:p>
      <text:p text:style-name="P60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11525549991849" text:continue-list="list211525058394369" text:style-name="L1">
        <text:list-header>
          <text:p text:style-name="P141"/>
        </text:list-header>
      </text:list>
      <text:p text:style-name="P39"/>
      <text:p text:style-name="P14">Di<text:span text:style-name="T3">jous</text:span><text:tab/><text:tab/><text:tab/><text:tab/><text:span text:style-name="T49">21</text:span>/<text:span text:style-name="T6">11</text:span>/2<text:span text:style-name="T1">4</text:span></text:p>
      <text:p text:style-name="P74"/>
      <text:p text:style-name="P74">Co<text:span text:style-name="T51">ntinuat</text:span> amb <text:a xlink:type="simple" xlink:href="https://paulinoposada.github.io/web_e/web_e_2425/documents/apunts/unitat_6_magnetisme/e_apunts_ud_6_gs.pdf">unitat 6</text:a>.</text:p>
      <text:p text:style-name="P84">Comentat apartat 1.4 Permeabilidad y saturación</text:p>
      <text:p text:style-name="P14"/>
      <text:p text:style-name="P14"/>
      <text:p text:style-name="P14"/>
      <text:p text:style-name="P126">Di<text:span text:style-name="T5">vendres</text:span><text:tab/><text:tab/><text:tab/><text:span text:style-name="T49">22</text:span>/<text:span text:style-name="T6">11</text:span>/2<text:span text:style-name="T1">4</text:span></text:p>
      <text:p text:style-name="P74"/>
      <text:p text:style-name="P74">Co<text:span text:style-name="T51">ntinuat</text:span> amb <text:a xlink:type="simple" xlink:href="https://paulinoposada.github.io/web_e/web_e_2425/documents/apunts/unitat_6_magnetisme/e_apunts_ud_6_gs.pdf">unitat 6</text:a>.</text:p>
      <text:p text:style-name="P84">Comentat apartat 1.4 Permeabilidad y saturación</text:p>
      <text:p text:style-name="P15"/>
      <text:p text:style-name="P68"/>
      <text:p text:style-name="P112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84"/>
      <text:p text:style-name="P84">Preparació examen.</text:p>
      <text:p text:style-name="P53"/>
      <text:p text:style-name="P40"/>
      <text:p text:style-name="P15">Di<text:span text:style-name="T3">jous</text:span><text:tab/><text:tab/><text:tab/><text:tab/><text:span text:style-name="T49">28</text:span>/<text:span text:style-name="T6">11</text:span>/2<text:span text:style-name="T1">4</text:span></text:p>
      <text:p text:style-name="P84"/>
      <text:p text:style-name="P84">Examen</text:p>
      <text:p text:style-name="P64"/>
      <text:p text:style-name="P81"/>
      <text:p text:style-name="P81"/>
      <text:p text:style-name="P15">Di<text:span text:style-name="T5">vendres</text:span><text:tab/><text:tab/><text:tab/><text:span text:style-name="T49">22</text:span>/<text:span text:style-name="T6">11</text:span>/2<text:span text:style-name="T1">4</text:span></text:p>
      <text:p text:style-name="P69"/>
      <text:p text:style-name="P90">Comentem <text:a xlink:type="simple" xlink:href="https://paulinoposada.github.io/web_e/web_e_2425/documents/examens/241128_ome_map33a_examen_sol.pdf">solució examen</text:a></text:p>
      <text:p text:style-name="P68"/>
      <text:p text:style-name="P113"/>
      <text:p text:style-name="P113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5"/>
      <text:p text:style-name="P75">Co<text:span text:style-name="T51">ntinuat</text:span> amb <text:a xlink:type="simple" xlink:href="https://paulinoposada.github.io/web_e/web_e_2425/documents/apunts/unitat_6_magnetisme/e_apunts_ud_6_gs.pdf">unitat 6</text:a>.</text:p>
      <text:p text:style-name="P91">Comentem apartat 1.5 Inducción electromagnética</text:p>
      <text:p text:style-name="P91">Comentem apartat 1.6 Inducción mutua</text:p>
      <text:p text:style-name="P91">Comentem els exercicis 1.12-6 i 7</text:p>
      <text:p text:style-name="P54"/>
      <text:p text:style-name="P41"/>
      <text:p text:style-name="P16">Di<text:span text:style-name="T3">jous</text:span><text:tab/><text:tab/><text:tab/><text:tab/><text:span text:style-name="T52">05</text:span>/<text:span text:style-name="T6">12</text:span>/2<text:span text:style-name="T1">4</text:span></text:p>
      <text:p text:style-name="P85"/>
      <text:p text:style-name="P92">Baixem al taller, continuem amb la <text:a xlink:type="simple" xlink:href="https://paulinoposada.github.io/web_e/web_e_2425/documents/practiques/practica_condensador.pdf"><text:span text:style-name="T53">pràctica condensador</text:span></text:a><text:span text:style-name="T53">.</text:span> </text:p>
      <text:p text:style-name="P65"/>
      <text:p text:style-name="P82"/>
      <text:p text:style-name="P82"/>
      <text:p text:style-name="P16">Di<text:span text:style-name="T5">vendres</text:span><text:tab/><text:tab/><text:tab/><text:span text:style-name="T52">06</text:span>/<text:span text:style-name="T6">12</text:span>/2<text:span text:style-name="T1">4</text:span></text:p>
      <text:p text:style-name="P70"/>
      <text:p text:style-name="P92">Festiu</text:p>
      <text:p text:style-name="P114"/>
      <text:p text:style-name="P114"/>
      <text:p text:style-name="P114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6"/>
      <text:p text:style-name="P93">Baixa</text:p>
      <text:p text:style-name="P42"/>
      <text:p text:style-name="P17"/>
      <text:p text:style-name="P17">Di<text:span text:style-name="T3">jous</text:span><text:tab/><text:tab/><text:tab/><text:tab/><text:span text:style-name="T54">12</text:span>/<text:span text:style-name="T6">12</text:span>/2<text:span text:style-name="T1">4</text:span></text:p>
      <text:p text:style-name="P86"/>
      <text:p text:style-name="P93">Baixa</text:p>
      <text:p text:style-name="P66"/>
      <text:p text:style-name="P83"/>
      <text:p text:style-name="P17"/>
      <text:p text:style-name="P127">Di<text:span text:style-name="T5">vendres</text:span><text:tab/><text:tab/><text:tab/><text:span text:style-name="T54">13</text:span>/<text:span text:style-name="T6">12</text:span>/2<text:span text:style-name="T1">4</text:span></text:p>
      <text:p text:style-name="P71"/>
      <text:p text:style-name="P93">Baixa</text:p>
      <text:p text:style-name="P71"/>
      <text:p text:style-name="P71"/>
      <text:p text:style-name="P114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6"/>
      <text:p text:style-name="P93">Comentem dubtes examen.</text:p>
      <text:p text:style-name="P76">Co<text:span text:style-name="T51">ntinuat</text:span> amb <text:a xlink:type="simple" xlink:href="https://paulinoposada.github.io/web_e/web_e_2425/documents/apunts/unitat_6_magnetisme/e_apunts_ud_6_gs.pdf">unitat 6</text:a>.</text:p>
      <text:p text:style-name="P93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54">19</text:span>/<text:span text:style-name="T6">12</text:span>/2<text:span text:style-name="T1">4</text:span></text:p>
      <text:p text:style-name="P86"/>
      <text:p text:style-name="P93">Examen</text:p>
      <text:p text:style-name="P66"/>
      <text:p text:style-name="P83"/>
      <text:p text:style-name="P115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6">Repassem <text:a xlink:type="simple" xlink:href="https://paulinoposada.github.io/web_e/web_e_2425/documents/apunts/unitat_6_magnetisme/e_apunts_ud_6_gs.pdf"><text:span text:style-name="T49">unitat 6</text:span></text:a>.</text:p>
      <text:p text:style-name="P95">Comentem apartat 1.7 Inductores i inductancia</text:p>
      <text:p text:style-name="P87"/>
      <text:p text:style-name="P94"/>
      <text:p text:style-name="P116"><text:span text:style-name="T23">Di</text:span><text:span text:style-name="T35">jous</text:span><text:span text:style-name="T23"><text:tab/><text:tab/><text:tab/><text:tab/></text:span><text:span text:style-name="T34">0</text:span><text:span text:style-name="T35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6"/>
      <text:p text:style-name="P77">Co<text:span text:style-name="T51">ntinuat</text:span> amb <text:a xlink:type="simple" xlink:href="https://paulinoposada.github.io/web_e/web_e_2425/documents/apunts/unitat_6_magnetisme/e_apunts_ud_6_gs.pdf">unitat 6</text:a>.</text:p>
      <text:p text:style-name="P96">Comentem apartat 1.<text:span text:style-name="T55">8</text:span> <text:span text:style-name="T55">Càlcul d'inductors.</text:span></text:p>
      <text:p text:style-name="P88"/>
      <text:p text:style-name="P117"/>
      <text:p text:style-name="P117"><text:span text:style-name="T23">Di</text:span><text:span text:style-name="T36">vendres</text:span><text:span text:style-name="T23"><text:tab/><text:tab/><text:tab/></text:span><text:span text:style-name="T36">10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7"/>
      <text:p text:style-name="P78">Co<text:span text:style-name="T51">ntinuat</text:span> amb <text:a xlink:type="simple" xlink:href="https://paulinoposada.github.io/web_e/web_e_2425/documents/apunts/unitat_6_magnetisme/e_apunts_ud_6_gs.pdf">unitat 6</text:a>.</text:p>
      <text:p text:style-name="P97">Comentem apartat<text:span text:style-name="T56">s</text:span> 1.<text:span text:style-name="T56">9</text:span> <text:span text:style-name="T56">Factors que influeixen en l'inductància, 1.10 Inductors en sèrie i paral·lel i 1.11 Inductors en la pràctica.</text:span></text:p>
      <text:p text:style-name="P97"/>
      <text:p text:style-name="P89"/>
      <text:p text:style-name="P118"><text:span text:style-name="T23">Di</text:span><text:span text:style-name="T24">mecres</text:span><text:span text:style-name="T23"><text:tab/><text:tab/><text:tab/></text:span><text:span text:style-name="T37">15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8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98"/>
      <text:p text:style-name="P18"/>
      <text:p text:style-name="P18">Dijous <text:tab/><text:tab/><text:tab/>16/01/25</text:p>
      <text:p text:style-name="P18"/>
      <text:p text:style-name="P79">Co<text:span text:style-name="T51">ntinuat</text:span> amb <text:a xlink:type="simple" xlink:href="https://paulinoposada.github.io/web_e/web_e_2425/documents/apunts/unitat_6_magnetisme/e_apunts_ud_6_gs.pdf">unitat 6</text:a>.</text:p>
      <text:p text:style-name="P99">Comentem el<text:span text:style-name="T57">s</text:span> exercicis 1.12-1 a 1<text:span text:style-name="T57">2</text:span></text:p>
      <text:p text:style-name="P18"/>
      <text:p text:style-name="P18"/>
      <text:p text:style-name="P19"/>
      <text:p text:style-name="P128">Di<text:span text:style-name="T57">vendres</text:span> <text:tab/><text:tab/><text:tab/>1<text:span text:style-name="T57">7</text:span>/01/25</text:p>
      <text:p text:style-name="P19"/>
      <text:p text:style-name="P80"><text:span text:style-name="T57">Acabat</text:span> amb <text:a xlink:type="simple" xlink:href="https://paulinoposada.github.io/web_e/web_e_2425/documents/apunts/unitat_6_magnetisme/e_apunts_ud_6_gs.pdf">unitat 6</text:a>.</text:p>
      <text:p text:style-name="P100">Comen<text:span text:style-name="T57">tem</text:span> l<text:span text:style-name="T57">'</text:span>exercici 1.12-13</text:p>
      <text:p text:style-name="P100"/>
      <text:p text:style-name="P101">Començat amb la <text:a xlink:type="simple" xlink:href="https://paulinoposada.github.io/web_e/web_e_2425/documents/apunts/unitat_7_ca/e_apunts_ud_7_gs.pdf">unitat 7</text:a> - Corrent altern</text:p>
      <text:p text:style-name="P100">Come<text:span text:style-name="T57">nçam a comentar l'apartat 1, teoria bàsica.</text:span></text:p>
      <text:p text:style-name="P101"/>
      <text:p text:style-name="P101"/>
      <text:p text:style-name="P119"><text:span text:style-name="T23">Di</text:span><text:span text:style-name="T24">mecres</text:span><text:span text:style-name="T23"><text:tab/><text:tab/><text:tab/></text:span><text:span text:style-name="T38">22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19"/>
      <text:p text:style-name="P122"><text:span text:style-name="T34">F</text:span><text:span text:style-name="T23">et l'esquema de la </text:span><text:a xlink:type="simple" xlink:href="https://paulinoposada.github.io/web_e/web_e_2425/documents/practiques/practica_motor_2.pdf"><text:span text:style-name="T23">pràctica motor 2</text:span></text:a><text:span text:style-name="T23"> amb Cade Simu.</text:span></text:p>
      <text:p text:style-name="P104">Comentat el funcionament del circuit.</text:p>
      <text:p text:style-name="P122"><text:span text:style-name="T23">Vist </text:span><text:a xlink:type="simple" xlink:href="https://youtu.be/n0RMqn6cTBE?si=_o_gl0OTpLrHETo3"><text:span text:style-name="T23">vídeo explicatiu del funcionament d'un generador elèctric trifàsic.</text:span></text:a></text:p>
      <text:p text:style-name="P101"/>
      <text:p text:style-name="P120"/>
      <text:p text:style-name="P120"/>
      <text:p text:style-name="P120"><text:span text:style-name="T23">Di</text:span><text:span text:style-name="T39">jous</text:span><text:span text:style-name="T23"><text:tab/><text:tab/><text:tab/><text:tab/></text:span><text:span text:style-name="T38">2</text:span><text:span text:style-name="T39">3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20"/>
      <text:p text:style-name="P102"><text:span text:style-name="T58">Continuem amb la </text:span><text:a xlink:type="simple" xlink:href="https://paulinoposada.github.io/web_e/web_e_2425/documents/apunts/unitat_7_ca/e_apunts_ud_7_gs.pdf"><text:span text:style-name="T58">unitat 7</text:span></text:a><text:span text:style-name="T58">.</text:span></text:p>
      <text:p text:style-name="P105"><text:span text:style-name="T59">Terminem de c</text:span>oment<text:span text:style-name="T59">ar</text:span> <text:span text:style-name="T59">l'</text:span>apartat <text:span text:style-name="T59">1 Corrient altern (ca, AC), teoria bàsica.</text:span> </text:p>
      <text:p text:style-name="P101"/>
      <text:p text:style-name="P101"/>
      <text:p text:style-name="P101"/>
      <text:p text:style-name="P121"><text:span text:style-name="T23">Di</text:span><text:span text:style-name="T40">vendres</text:span><text:span text:style-name="T23"><text:tab/><text:tab/><text:tab/></text:span><text:span text:style-name="T38">2</text:span><text:span text:style-name="T40">4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21"/>
      <text:p text:style-name="P103"><text:span text:style-name="T60">Repassat els exercicis 1.12-14 i 1.12-15 de la </text:span><text:a xlink:type="simple" xlink:href="https://paulinoposada.github.io/web_e/web_e_2425/documents/apunts/unitat_6_magnetisme/e_apunts_ud_6_gs.pdf"><text:span text:style-name="T60">unitat 6</text:span></text:a><text:span text:style-name="T60">.</text:span></text:p>
      <text:p text:style-name="P164"/>
      <text:p text:style-name="P164"/>
      <text:p text:style-name="P167"><text:span text:style-name="T23">Di</text:span><text:span text:style-name="T41">mecres</text:span><text:span text:style-name="T23"><text:tab/><text:tab/><text:tab/></text:span><text:span text:style-name="T38">2</text:span><text:span text:style-name="T41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67"/>
      <text:p text:style-name="P168"><text:span text:style-name="T34">C</text:span><text:span text:style-name="T23">omentem dubtes relatius a l'examen de demà.</text:span></text:p>
      <text:p text:style-name="P1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29T21:15:24.257324280</dc:date>
    <meta:editing-duration>PT5H51M53S</meta:editing-duration>
    <meta:editing-cycles>98</meta:editing-cycles>
    <meta:document-statistic meta:table-count="0" meta:image-count="0" meta:object-count="0" meta:page-count="7" meta:paragraph-count="177" meta:word-count="807" meta:character-count="5365" meta:non-whitespace-character-count="4616"/>
  </office:meta>
</office:document-meta>
</file>